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Basándonos en esa estructura y en el tono reflexivo y científico-poético que has establecido, aquí tienes un borrador para la sección 5:</text:p>
      <text:p text:style-name="Horizontal_20_Line"/>
      <text:h text:style-name="Heading_20_3" text:outline-level="3">5. La vida es inevitable</text:h>
      <text:p text:style-name="Text_20_body">La vida no es un accidente.<text:line-break/>No es un fenómeno improbable que ocurrió por azar en un rincón solitario del cosmos.<text:line-break/>Es, más bien, una consecuencia natural del orden del universo.</text:p>
      <text:p text:style-name="Text_20_body">Todo comienza con el hidrógeno.<text:line-break/>El elemento más simple, el primero en aparecer tras el nacimiento del universo.<text:line-break/>Con el tiempo, el hidrógeno se agrupa, atraído por la gravedad, y enciende las primeras estrellas.</text:p>
      <text:p text:style-name="Text_20_body">Dentro de esas estrellas, el hidrógeno se transforma:<text:line-break/>la presión y el calor forjan átomos más complejos —carbono, oxígeno, nitrógeno—<text:line-break/>los elementos esenciales para la vida.</text:p>
      <text:p text:style-name="Text_20_body">Cuando las estrellas envejecen, explotan.<text:line-break/>Y al hacerlo, esparcen estos elementos por el espacio.</text:p>
      <text:p text:style-name="Text_20_body">Esos restos forman nuevas nubes, nuevos planetas.<text:line-break/>Y en algunos de ellos, donde la temperatura es la justa, donde el agua puede fluir,<text:line-break/>donde las condiciones son delicadas pero estables,<text:line-break/>la química se activa.</text:p>
      <text:p text:style-name="Text_20_body">Moléculas se organizan.<text:line-break/>Cadenas de información se replican.<text:line-break/>Y la vida comienza.</text:p>
      <text:p text:style-name="Text_20_body">No es magia.<text:line-break/>Es un patrón.<text:line-break/>Un proceso inevitable donde se den las condiciones adecuadas.<text:line-break/>Una progresión natural:</text:p>
      <text:p text:style-name="Text_20_body"><text:span text:style-name="Strong_20_Emphasis">Hidrógeno → Estrellas → Elementos → Planetas → Vida → Pensamiento.</text:span></text:p>
      <text:p text:style-name="Text_20_body">Nosotros, los seres que pensamos, somos el resultado último —por ahora— de esa larga cadena.<text:line-break/>Pero no el fin.</text:p>
      <text:p text:style-name="Text_20_body">Porque donde hay suficiente materia, suficiente tiempo,<text:line-break/>y las condiciones adecuadas,<text:line-break/>la inteligencia surgirá.<text:line-break/>Inevitablemente.</text:p>
      <text:p text:style-name="Text_20_body">Es una propiedad del universo,<text:line-break/>como la gravedad o la luz.</text:p>
      <text:p text:style-name="Text_20_body"><text:soft-page-break/>La inteligencia no es una rareza.<text:line-break/>Es la floración de un proceso profundo, silencioso, repetible.</text:p>
      <text:p text:style-name="Text_20_body">No estamos aquí porque fuimos elegidos.<text:line-break/>Estamos aquí porque el universo no puede evitar crear vida.<text:line-break/>Y la vida, una vez nacida, no puede evitar pensar.</text:p>
      <text:p text:style-name="Horizontal_20_Line"/>
      <text:p text:style-name="Text_20_body">Si te interesa, puedo ayudarte con una <text:a xlink:type="simple" xlink:href="https://chatgpt.com/c/f" text:style-name="Internet_20_link" text:visited-style-name="Visited_20_Internet_20_Link">versión simbólica</text:a> o una <text:a xlink:type="simple" xlink:href="https://chatgpt.com/c/f" text:style-name="Internet_20_link" text:visited-style-name="Visited_20_Internet_20_Link">visualización narrativa</text:a> de esta secuencia cósmic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7T17:49:29.757000000</meta:creation-date>
    <dc:date>2025-06-17T17:52:12.310000000</dc:date>
    <meta:editing-duration>PT2M42S</meta:editing-duration>
    <meta:editing-cycles>1</meta:editing-cycles>
    <meta:document-statistic meta:table-count="0" meta:image-count="0" meta:object-count="0" meta:page-count="2" meta:paragraph-count="16" meta:word-count="311" meta:character-count="1936" meta:non-whitespace-character-count="1641"/>
    <meta:generator>LibreOffice/7.3.5.2$Windows_X86_64 LibreOffice_project/184fe81b8c8c30d8b5082578aee2fed2ea847c01</meta:generator>
  </office:meta>
</office:document-meta>
</file>